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Impress_7e_LT_7e_Gliederung_20_1">
      <style:paragraph-properties fo:margin-left="0cm" fo:margin-right="0cm" fo:margin-top="0cm" fo:margin-bottom="0.496cm" loext:contextual-spacing="false" fo:line-height="100%" fo:text-align="justify" style:justify-single-word="false" fo:text-indent="0cm" style:auto-text-indent="false"/>
      <style:text-properties fo:color="#000000" style:font-name="Times" fo:font-size="10pt" officeooo:paragraph-rsid="0003d3d5" fo:background-color="transparent" style:font-size-asian="10pt" style:font-size-complex="10pt"/>
    </style:style>
    <style:style style:name="P2" style:family="paragraph" style:parent-style-name="Impress_7e_LT_7e_Gliederung_20_1">
      <style:paragraph-properties fo:margin-left="0cm" fo:margin-right="0cm" fo:margin-top="0cm" fo:margin-bottom="0.496cm" loext:contextual-spacing="false" fo:line-height="100%" fo:text-align="justify" style:justify-single-word="false" fo:text-indent="0cm" style:auto-text-indent="false"/>
      <style:text-properties officeooo:paragraph-rsid="0003d3d5"/>
    </style:style>
    <style:style style:name="P3" style:family="paragraph" style:parent-style-name="Standard">
      <style:paragraph-properties fo:line-height="100%" fo:text-align="justify" style:justify-single-word="false" style:writing-mode="page"/>
      <style:text-properties fo:language="fr" fo:country="FR" officeooo:paragraph-rsid="0009e103"/>
    </style:style>
    <style:style style:name="P4" style:family="paragraph" style:parent-style-name="Standard">
      <style:paragraph-properties fo:line-height="100%" fo:text-align="center" style:justify-single-word="false" style:writing-mode="page"/>
      <style:text-properties style:font-name="Times" fo:font-size="22pt" fo:language="fr" fo:country="FR" officeooo:rsid="00000108" officeooo:paragraph-rsid="00000108" style:font-size-asian="22pt" style:font-size-complex="22pt"/>
    </style:style>
    <style:style style:name="P5" style:family="paragraph" style:parent-style-name="Standard">
      <style:paragraph-properties fo:line-height="115%" fo:text-align="center" style:justify-single-word="false" style:writing-mode="page"/>
      <style:text-properties style:font-name="Times" fo:font-size="14pt" fo:language="fr" fo:country="FR" officeooo:rsid="00000108" officeooo:paragraph-rsid="000612ee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 style:writing-mode="page"/>
      <style:text-properties style:font-name="Times" fo:font-size="14pt" fo:language="fr" fo:country="FR" fo:font-weight="normal" officeooo:rsid="00026681" officeooo:paragraph-rsid="0000010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15%" fo:text-align="center" style:justify-single-word="false" style:writing-mode="page"/>
      <style:text-properties style:font-name="Times" fo:font-size="14pt" fo:language="fr" fo:country="FR" fo:font-weight="normal" officeooo:rsid="00026681" officeooo:paragraph-rsid="0000010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00%" fo:text-align="justify" style:justify-single-word="false" style:writing-mode="page"/>
      <style:text-properties style:font-name="Times" fo:font-size="14pt" fo:language="fr" fo:country="FR" fo:font-weight="normal" officeooo:rsid="0003d3d5" officeooo:paragraph-rsid="0003d3d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justify" style:justify-single-word="false" style:writing-mode="page"/>
      <style:text-properties style:font-name="Times" fo:font-size="14pt" fo:language="fr" fo:country="FR" fo:font-weight="normal" officeooo:rsid="0003d3d5" officeooo:paragraph-rsid="000b6c4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justify" style:justify-single-word="false" style:writing-mode="page"/>
      <style:text-properties style:font-name="Times" fo:font-size="14pt" fo:language="fr" fo:country="FR" fo:font-weight="normal" officeooo:rsid="000427b2" officeooo:paragraph-rsid="000427b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center" style:justify-single-word="false" style:writing-mode="page"/>
      <style:text-properties style:font-name="Times" fo:font-size="14pt" fo:language="fr" fo:country="FR" fo:font-weight="normal" officeooo:rsid="00000108" officeooo:paragraph-rsid="000612ee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00%" fo:text-align="justify" style:justify-single-word="false" style:writing-mode="page"/>
      <style:text-properties style:font-name="Times" fo:font-size="14pt" fo:language="fr" fo:country="FR" fo:font-weight="normal" officeooo:rsid="000dc722" officeooo:paragraph-rsid="000dc72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00%" fo:text-align="justify" style:justify-single-word="false" style:writing-mode="page"/>
      <style:text-properties style:font-name="Times" fo:font-size="14pt" fo:language="fr" fo:country="FR" fo:font-weight="bold" officeooo:rsid="0003d3d5" officeooo:paragraph-rsid="0003d3d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00%" fo:text-align="justify" style:justify-single-word="false" style:writing-mode="page"/>
      <style:text-properties style:font-name="Times" fo:font-size="14pt" fo:language="fr" fo:country="FR" fo:font-weight="bold" officeooo:rsid="000427b2" officeooo:paragraph-rsid="000427b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 style:writing-mode="page"/>
      <style:text-properties style:font-name="Times" fo:font-size="14pt" fo:language="fr" fo:country="FR" officeooo:rsid="00e5a2c1" officeooo:paragraph-rsid="00000108" style:font-size-asian="12.25pt" style:font-size-complex="14pt"/>
    </style:style>
    <style:style style:name="P16" style:family="paragraph" style:parent-style-name="Standard">
      <style:paragraph-properties fo:line-height="100%" fo:text-align="justify" style:justify-single-word="false" style:writing-mode="page"/>
      <style:text-properties style:font-name="Times" fo:font-size="14pt" fo:language="fr" fo:country="FR" style:text-underline-style="none" fo:font-weight="bold" officeooo:rsid="0003d3d5" officeooo:paragraph-rsid="0003d3d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00%" fo:text-align="justify" style:justify-single-word="false" style:writing-mode="page"/>
      <style:text-properties style:font-name="Times" fo:font-size="16pt" fo:language="fr" fo:country="FR" fo:font-weight="bold" officeooo:rsid="0003d3d5" officeooo:paragraph-rsid="0003d3d5" style:font-size-asian="16pt" style:font-weight-asian="bold" style:font-size-complex="16pt" style:font-weight-complex="bold"/>
    </style:style>
    <style:style style:name="P18" style:family="paragraph" style:parent-style-name="Standard">
      <style:paragraph-properties fo:line-height="100%" fo:text-align="justify" style:justify-single-word="false" style:writing-mode="page"/>
      <style:text-properties style:font-name="Times" fo:font-size="16pt" fo:language="fr" fo:country="FR" fo:font-weight="bold" officeooo:rsid="000427b2" officeooo:paragraph-rsid="000427b2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00%" fo:text-align="center" style:justify-single-word="false" style:writing-mode="page"/>
      <style:text-properties style:font-name="Times" fo:font-size="10pt" fo:language="fr" fo:country="FR" officeooo:rsid="00000108" officeooo:paragraph-rsid="00000108" style:font-size-asian="8.75pt" style:font-size-complex="10pt"/>
    </style:style>
    <style:style style:name="T1" style:family="text">
      <style:text-properties officeooo:rsid="0001e441"/>
    </style:style>
    <style:style style:name="T2" style:family="text">
      <style:text-properties fo:language="fr" fo:country="FR" officeooo:rsid="00c520c4"/>
    </style:style>
    <style:style style:name="T3" style:family="text">
      <style:text-properties fo:language="fr" fo:country="FR" officeooo:rsid="01e65c92"/>
    </style:style>
    <style:style style:name="T4" style:family="text">
      <style:text-properties style:font-name="Times" fo:font-size="10pt" fo:language="fr" fo:country="FR" officeooo:rsid="00c520c4" style:font-size-asian="10pt" style:font-size-complex="10pt"/>
    </style:style>
    <style:style style:name="T5" style:family="text">
      <style:text-properties style:font-name="Times" fo:font-size="12pt" fo:font-weight="normal" officeooo:rsid="0009126d" style:font-size-asian="12pt" style:font-weight-asian="normal" style:font-size-complex="12pt" style:font-weight-complex="normal"/>
    </style:style>
    <style:style style:name="T6" style:family="text">
      <style:text-properties style:font-name="Times" fo:font-size="12pt" fo:font-weight="normal" officeooo:rsid="0009e103" style:font-size-asian="12pt" style:font-weight-asian="normal" style:font-size-complex="12pt" style:font-weight-complex="normal"/>
    </style:style>
    <style:style style:name="T7" style:family="text">
      <style:text-properties style:font-name="Times" fo:font-size="12pt" fo:font-weight="normal" officeooo:rsid="000f27a8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7aa5f" style:font-size-asian="12pt" style:font-size-complex="12pt"/>
    </style:style>
    <style:style style:name="T10" style:family="text">
      <style:text-properties fo:font-size="12pt" officeooo:rsid="0009126d" style:font-size-asian="12pt" style:font-size-complex="12pt"/>
    </style:style>
    <style:style style:name="T11" style:family="text">
      <style:text-properties fo:font-size="12pt" officeooo:rsid="0009e103" style:font-size-asian="12pt" style:font-size-complex="12pt"/>
    </style:style>
    <style:style style:name="T12" style:family="text">
      <style:text-properties fo:font-size="12pt" officeooo:rsid="000b6c4c" style:font-size-asian="12pt" style:font-size-complex="12pt"/>
    </style:style>
    <style:style style:name="T13" style:family="text">
      <style:text-properties fo:font-size="12pt" officeooo:rsid="000cd5ea" style:font-size-asian="12pt" style:font-size-complex="12pt"/>
    </style:style>
    <style:style style:name="T14" style:family="text">
      <style:text-properties fo:font-size="12pt" officeooo:rsid="000dc722" style:font-size-asian="12pt" style:font-size-complex="12pt"/>
    </style:style>
    <style:style style:name="T15" style:family="text">
      <style:text-properties fo:font-size="12pt" officeooo:rsid="000f27a8" style:font-size-asian="12pt" style:font-size-complex="12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weight="normal" officeooo:rsid="00026681" style:font-weight-asian="normal" style:font-weight-complex="normal"/>
    </style:style>
    <style:style style:name="T18" style:family="text">
      <style:text-properties fo:color="#000000" style:font-name="Times" fo:font-size="10pt" fo:language="fr" fo:country="FR" officeooo:rsid="00c520c4" fo:background-color="transparent" loext:char-shading-value="0" style:font-size-asian="10pt" style:font-size-complex="10pt"/>
    </style:style>
    <style:style style:name="T19" style:family="text">
      <style:text-properties fo:color="#000000" style:font-name="Times" fo:font-size="10pt" fo:language="fr" fo:country="FR" officeooo:rsid="01e65c92" fo:background-color="transparent" loext:char-shading-value="0" style:font-size-asian="10pt" style:font-size-complex="10pt"/>
    </style:style>
    <style:style style:name="T20" style:family="text">
      <style:text-properties officeooo:rsid="0009c1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>Conception d’un calculateur d’interaction<text:span text:style-name="T1">s</text:span> </text:p>
      <text:p text:style-name="P4">intra et inter protéiques</text:p>
      <text:p text:style-name="P19"/>
      <text:p text:style-name="P5"><text:span text:style-name="T17">Bertrand BOUVAREL</text:span></text:p>
      <text:p text:style-name="P11">Septembre 2019</text:p>
      <text:p text:style-name="P7"/>
      <text:p text:style-name="P7"/>
      <text:p text:style-name="P6"/>
      <text:p text:style-name="P17">Introduction</text:p>
      <text:p text:style-name="P8"><text:tab/><text:span text:style-name="T8">Rediger</text:span></text:p>
      <text:p text:style-name="P8"/>
      <text:p text:style-name="P8"/>
      <text:p text:style-name="P17">Matériel et Méthodes</text:p>
      <text:p text:style-name="P16">1 <text:s/>Fichier PDB</text:p>
      <text:p text:style-name="P8"><text:tab/><text:span text:style-name="T8">Rediger</text:span></text:p>
      <text:p text:style-name="P8"/>
      <text:p text:style-name="P13">2 <text:s/>Critères d’intéractions</text:p>
      <text:p text:style-name="P8"><text:tab/><text:span text:style-name="T10">Des critères </text:span><text:span text:style-name="T14">par défaut</text:span><text:span text:style-name="T10"> pour chacune des interactions sont précisés dans l’article [1] :</text:span></text:p>
      <text:p text:style-name="P8"><text:span text:style-name="T10"/></text:p>
      <text:p text:style-name="P3"><text:span text:style-name="T5">1. </text:span><text:span text:style-name="T7">INTERACTIONS HYDROPHOBES</text:span><text:span text:style-name="T5">: ALA, VAL, LEU, ILE, MET, PHE, TRP, PRO, TYR </text:span><text:span text:style-name="T10">sont considérés comme participant aux interactions s’ils se situent </text:span><text:span text:style-name="T11">à moins</text:span><text:span text:style-name="T10"> de 5Å.</text:span></text:p>
      <text:p text:style-name="P8"><text:span text:style-name="T10"/></text:p>
      <text:p text:style-name="P3"><text:span text:style-name="T5">2. </text:span><text:span text:style-name="T7">PONTS DISULFURES</text:span><text:span text:style-name="T5">: </text:span><text:span text:style-name="T10">Les </text:span><text:span text:style-name="T11">atomes de soufre des </text:span><text:span text:style-name="T10">paires de cystéines sont considérées comme des ponts disulfures </text:span><text:span text:style-name="T11">s’ils sont à moins de</text:span><text:span text:style-name="T10"> 2,2Å.</text:span></text:p>
      <text:p text:style-name="P8"><text:span text:style-name="T10"/></text:p>
      <text:p text:style-name="P3"><text:span text:style-name="T5">3. </text:span><text:span text:style-name="T7">LIAISONS HYDROGENES</text:span><text:span text:style-name="T5">: </text:span><text:span text:style-name="T6">Présence de liaison hydrogène si la distance </text:span><text:span text:style-name="T11">distance entre le donneur et l'accepteur est inférieure à 3,50</text:span><text:span text:style-name="T10">Å </text:span><text:span text:style-name="T11">(oxygène et azote)</text:span><text:span text:style-name="T10">, </text:span><text:span text:style-name="T11">ou 4</text:span><text:span text:style-name="T10">Å </text:span><text:span text:style-name="T11">(soufre</text:span><text:span text:style-name="T5">)</text:span><text:span text:style-name="T10">.</text:span></text:p>
      <text:p text:style-name="P8"><text:span text:style-name="T10"/></text:p>
      <text:p text:style-name="P9"><text:span text:style-name="T10">4. </text:span><text:span text:style-name="T15">INTERACTIONS IONIQUES</text:span><text:span text:style-name="T10">: </text:span><text:span text:style-name="T12">Les paires de résidues ioniques </text:span><text:span text:style-name="T10">(ARG,LYS,HIS,ASP,GLU) </text:span><text:span text:style-name="T12">à moins de 6</text:span><text:span text:style-name="T10">Å </text:span><text:span text:style-name="T12">l’un de l’autre participes à des int</text:span><text:span text:style-name="T13">e</text:span><text:span text:style-name="T12">ractions ioniques</text:span><text:span text:style-name="T10">.</text:span></text:p>
      <text:p text:style-name="P8"><text:span text:style-name="T10"/></text:p>
      <text:p text:style-name="P8"><text:span text:style-name="T10">5. AROMATIC­AROMATIC INTERACTIONS: </text:span><text:span text:style-name="T14">Les phényl séparé du distance comprise entre 4.5</text:span></text:p>
      <text:p text:style-name="P8"><text:span text:style-name="T10">Pairs of phenyl ring centroids that are seperated by a preferential distance of between 4.5 to 7 Å account for aromatic interactions.</text:span></text:p>
      <text:p text:style-name="P8"><text:span text:style-name="T10">Reference: S.K.Burley, G.A.Petsko, Science, 1985, Vol 299, pg.23­28.</text:span></text:p>
      <text:p text:style-name="P8"><text:span text:style-name="T10"/></text:p>
      <text:p text:style-name="P8"><text:span text:style-name="T10">6. AROMATIC­SULPHUR INTERACTIONS:</text:span></text:p>
      <text:p text:style-name="P8"><text:span text:style-name="T10">Interactions between the sulphur atoms of cysteine and methionine and the aromatic rings of phenylalanine, tyrosine and tryptophan within 5.3 Å account</text:span></text:p>
      <text:p text:style-name="P8"><text:span text:style-name="T10">for aromatic­sulphur interactions.</text:span></text:p>
      <text:p text:style-name="P8"><text:span text:style-name="T10">Reference: K.S.C Reid, P.F.Lindley and J.M. Thornton, FEBS letter 1985, Vol.190, pg.209­213.</text:span></text:p>
      <text:p text:style-name="P8"><text:span text:style-name="T10"/></text:p>
      <text:p text:style-name="P8"><text:span text:style-name="T10">7. CATION­PI INTERACTIONS:</text:span></text:p>
      <text:p text:style-name="P8"><text:span text:style-name="T10">When a cationic side chain (Lys or Arg) is near an aromatic side chain (Phe, Tyr, or Trp) within 6 Å separation they account for cation­pi interactions.</text:span></text:p>
      <text:p text:style-name="P8"><text:soft-page-break/><text:span text:style-name="T10">Reference: R.Satyapriya and Saraswathi Vishveshwara, Nucleic Acid Research , 2004, Vol 32, pg.4109­4118.</text:span></text:p>
      <text:p text:style-name="P8"><text:span text:style-name="T10"/></text:p>
      <text:p text:style-name="P12"><text:span text:style-name="T10">I</text:span><text:span text:style-name="T8">l est egalement possible modif val dist pour (liste fonction modif)</text:span></text:p>
      <text:p text:style-name="P8"><text:span text:style-name="T10"/></text:p>
      <text:p text:style-name="P8"/>
      <text:p text:style-name="P13">3 <text:s/>Programme CIP</text:p>
      <text:p text:style-name="P8"><text:tab/><text:span text:style-name="T9">L’ensemble du programme et ses modules a été codé en utilisant python 3.7 . Le code du programme, des fichiers PDB, et l’article dont il est inspiré, sont disponible sur le dépôt : </text:span><text:a xlink:type="simple" xlink:href="https://github.com/Bbouvarel/CIP" text:style-name="Internet_20_link" text:visited-style-name="Visited_20_Internet_20_Link"><text:span text:style-name="T9">https://github.com/Bbouvarel/CIP</text:span></text:a><text:span text:style-name="T9"> . Pour une explication plus approfondie de sa structure ou pour des exemples d’utilisation du programme, se référer aux annexes </text:span><text:span text:style-name="T14">et au README du programme</text:span><text:span text:style-name="T9">.</text:span></text:p>
      <text:p text:style-name="P8"/>
      <text:p text:style-name="P8"/>
      <text:p text:style-name="P17">Résultats</text:p>
      <text:p text:style-name="P13">1 <text:s/>Résultats commun à CIP et PIC</text:p>
      <text:p text:style-name="P8"><text:tab/><text:span text:style-name="T8">Rediger</text:span></text:p>
      <text:p text:style-name="P8"/>
      <text:p text:style-name="P13">2 <text:s/>Divergences avec PIC</text:p>
      <text:p text:style-name="P8"><text:tab/><text:span text:style-name="T8">Rediger</text:span></text:p>
      <text:p text:style-name="P8"/>
      <text:p text:style-name="P8"/>
      <text:p text:style-name="P17">Conclusion</text:p>
      <text:p text:style-name="P17"><text:tab/><text:span text:style-name="T16">Rediger</text:span></text:p>
      <text:p text:style-name="P8"/>
      <text:p text:style-name="P8"/>
      <text:p text:style-name="P17">Références</text:p>
      <text:p text:style-name="P2"><text:span text:style-name="T18">[</text:span><text:span text:style-name="T19">1</text:span><text:span text:style-name="T18">] </text:span><text:span text:style-name="T4">Tina, K. G., Bhadra, R., &amp; Srinivasan, N. (2007). PIC: Protein Interactions Calculator. Nucleic Acids Research, 35(Web Server), W473–W476.</text:span></text:p>
      <text:p text:style-name="P1"><text:span text:style-name="T2">[</text:span><text:span text:style-name="T3">2</text:span><text:span text:style-name="T2">] </text:span></text:p>
      <text:p text:style-name="P1"><text:span text:style-name="T2">[</text:span><text:span text:style-name="T3">3</text:span><text:span text:style-name="T2">] </text:span></text:p>
      <text:p text:style-name="P1"><text:span text:style-name="T2">[</text:span><text:span text:style-name="T3">4</text:span><text:span text:style-name="T2">] </text:span></text:p>
      <text:p text:style-name="P1"><text:span text:style-name="T2">[</text:span><text:span text:style-name="T3">5</text:span><text:span text:style-name="T2">] </text:span></text:p>
      <text:p text:style-name="P1"><text:span text:style-name="T2">[</text:span><text:span text:style-name="T3">6</text:span><text:span text:style-name="T2">] </text:span></text:p>
      <text:p text:style-name="P8"/>
      <text:p text:style-name="P8"/>
      <text:p text:style-name="P18">Annexes</text:p>
      <text:p text:style-name="P14"><text:span text:style-name="T20">1 <text:s/></text:span>Structure du programme</text:p>
      <text:p text:style-name="P10"><text:tab/><text:span text:style-name="T8">Rediger</text:span></text:p>
      <text:p text:style-name="P10"/>
      <text:p text:style-name="P14"><text:span text:style-name="T20">2 <text:s/></text:span>Exemples d’utilisation</text:p>
      <text:p text:style-name="P10"><text:tab/><text:span text:style-name="T8">Redi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mpress_7e_LT_7e_Gliederung_20_1" style:display-name="Impress~LT~Gliederung 1" style:family="paragraph" style:default-outline-level="">
      <style:paragraph-properties fo:margin-left="0cm" fo:margin-right="0cm" fo:margin-top="0cm" fo:margin-bottom="0.496cm" loext:contextual-spacing="false" fo:text-align="start" style:justify-single-word="false" fo:orphans="2" fo:widows="2" fo:text-indent="0cm" style:auto-text-indent="false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2:36:04.179117561</meta:creation-date>
    <dc:date>2019-09-16T13:55:05.474722560</dc:date>
    <meta:editing-duration>PT1H8M45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383" meta:character-count="2557" meta:non-whitespace-character-count="2200"/>
  </office:meta>
</office:document-meta>
</file>